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1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Buhlmann - Example 1</text:p>
          </table:table-cell>
          <table:table-cell table:number-columns-repeated="6"/>
          <table:table-cell office:value-type="string" calcext:value-type="string">
            <text:p>Buhlmann – Example 2</text:p>
          </table:table-cell>
          <table:table-cell table:number-columns-repeated="6"/>
          <table:table-cell table:style-name="Default" office:value-type="string" calcext:value-type="string">
            <text:p>Buhlmann/Straub – Numerical Ex</text:p>
          </table:table-cell>
          <table:table-cell table:style-name="Default" table:number-columns-repeated="8"/>
          <table:table-cell table:style-name="Default" office:value-type="string" calcext:value-type="string">
            <text:p>Buhlmann/Straub – Test Ex</text:p>
          </table:table-cell>
          <table:table-cell table:style-name="Default" table:number-columns-repeated="9"/>
        </table:table-row>
        <table:table-row table:style-name="ro1">
          <table:table-cell table:number-columns-repeated="33"/>
        </table:table-row>
        <table:table-row table:style-name="ro1">
          <table:table-cell table:style-name="ce1" office:value-type="string" calcext:value-type="string">
            <text:p>Policy Type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 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 j Sigma</text:p>
          </table:table-cell>
          <table:table-cell table:style-name="ce1" office:value-type="string" calcext:value-type="string">
            <text:p>s j squared </text:p>
          </table:table-cell>
          <table:table-cell/>
          <table:table-cell table:style-name="ce1" office:value-type="string" calcext:value-type="string">
            <text:p>Class 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 j Sigma</text:p>
          </table:table-cell>
          <table:table-cell table:style-name="ce1" office:value-type="string" calcext:value-type="string">
            <text:p>s j squared </text:p>
          </table:table-cell>
          <table:table-cell table:number-columns-repeated="2"/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Y3</text:p>
          </table:table-cell>
          <table:table-cell table:style-name="ce4" office:value-type="string" calcext:value-type="string">
            <text:p>Y4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Y3</text:p>
          </table:table-cell>
          <table:table-cell table:style-name="ce4" office:value-type="string" calcext:value-type="string">
            <text:p>Y4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AVERAGE([.B4:.D4])" office:value-type="float" office:value="8" calcext:value-type="float">
            <text:p>8</text:p>
          </table:table-cell>
          <table:table-cell table:formula="of:=STDEV([.B4:.D4])^2" office:value-type="float" office:value="9" calcext:value-type="float">
            <text:p>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AVERAGE([.I4:.K4])" office:value-type="float" office:value="700" calcext:value-type="float">
            <text:p>700</text:p>
          </table:table-cell>
          <table:table-cell table:formula="of:=STDEV([.I4:.K4])^2" office:value-type="float" office:value="10000" calcext:value-type="float">
            <text:p>10000</text:p>
          </table:table-cell>
          <table:table-cell/>
          <table:table-cell office:value-type="string" calcext:value-type="string">
            <text:p>Total Claim Amt</text:p>
          </table:table-cell>
          <table:table-cell table:style-name="ce5" office:value-type="float" office:value="1" calcext:value-type="float" table:number-columns-spanned="1" table:number-rows-spanned="2">
            <text:p>1.00</text:p>
          </table:table-cell>
          <table:table-cell office:value-type="float" office:value="8000" calcext:value-type="float">
            <text:p>8000.00</text:p>
          </table:table-cell>
          <table:table-cell office:value-type="float" office:value="11000" calcext:value-type="float">
            <text:p>11000.00</text:p>
          </table:table-cell>
          <table:table-cell office:value-type="float" office:value="15000" calcext:value-type="float">
            <text:p>15000.00</text:p>
          </table:table-cell>
          <table:table-cell table:style-name="ce7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Total Claim Amt</text:p>
          </table:table-cell>
          <table:table-cell table:style-name="ce5" office:value-type="float" office:value="1" calcext:value-type="float" table:number-columns-spanned="1" table:number-rows-spanned="2">
            <text:p>1.00</text:p>
          </table:table-cell>
          <table:table-cell office:value-type="float" office:value="6000" calcext:value-type="float">
            <text:p>6000.00</text:p>
          </table:table-cell>
          <table:table-cell office:value-type="float" office:value="10000" calcext:value-type="float">
            <text:p>10000.00</text:p>
          </table:table-cell>
          <table:table-cell office:value-type="float" office:value="12000" calcext:value-type="float">
            <text:p>12000.00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B5:.D5])" office:value-type="float" office:value="12" calcext:value-type="float">
            <text:p>12</text:p>
          </table:table-cell>
          <table:table-cell table:formula="of:=STDEV([.B5:.D5])^2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office:value-type="float" office:value="675" calcext:value-type="float">
            <text:p>675</text:p>
          </table:table-cell>
          <table:table-cell table:formula="of:=AVERAGE([.I5:.K5])" office:value-type="float" office:value="600" calcext:value-type="float">
            <text:p>600</text:p>
          </table:table-cell>
          <table:table-cell table:formula="of:=STDEV([.I5:.K5])^2" office:value-type="float" office:value="8125" calcext:value-type="float">
            <text:p>8125</text:p>
          </table:table-cell>
          <table:table-cell/>
          <table:table-cell office:value-type="string" calcext:value-type="string">
            <text:p># in group</text:p>
          </table:table-cell>
          <table:covered-table-cell/>
          <table:table-cell office:value-type="float" office:value="40" calcext:value-type="float">
            <text:p>40.00</text:p>
          </table:table-cell>
          <table:table-cell office:value-type="float" office:value="50" calcext:value-type="float">
            <text:p>50.00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SUM([.Q5:.S5])" office:value-type="float" office:value="160" calcext:value-type="float">
            <text:p>160.00</text:p>
          </table:table-cell>
          <table:table-cell table:number-columns-repeated="2"/>
          <table:table-cell office:value-type="string" calcext:value-type="string">
            <text:p># in group</text:p>
          </table:table-cell>
          <table:covered-table-cell/>
          <table:table-cell office:value-type="float" office:value="50" calcext:value-type="float">
            <text:p>50.00</text:p>
          </table:table-cell>
          <table:table-cell office:value-type="float" office:value="80" calcext:value-type="float">
            <text:p>80.00</text:p>
          </table:table-cell>
          <table:table-cell office:value-type="float" office:value="100" calcext:value-type="float">
            <text:p>100.00</text:p>
          </table:table-cell>
          <table:table-cell office:value-type="float" office:value="70" calcext:value-type="float">
            <text:p>70.00</text:p>
          </table:table-cell>
          <table:table-cell table:formula="of:=SUM([.Z5:.AB5])" office:value-type="float" office:value="230" calcext:value-type="float">
            <text:p>230.0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table:formula="of:=AVERAGE([.I6:.K6])" office:value-type="float" office:value="800" calcext:value-type="float">
            <text:p>800</text:p>
          </table:table-cell>
          <table:table-cell table:formula="of:=STDEV([.I6:.K6])^2" office:value-type="float" office:value="2500" calcext:value-type="float">
            <text:p>2500</text:p>
          </table:table-cell>
          <table:table-cell/>
          <table:table-cell office:value-type="string" calcext:value-type="string">
            <text:p>Total Claim Amt</text:p>
          </table:table-cell>
          <table:table-cell table:style-name="ce5" office:value-type="float" office:value="2" calcext:value-type="float" table:number-columns-spanned="1" table:number-rows-spanned="2">
            <text:p>2.00</text:p>
          </table:table-cell>
          <table:table-cell office:value-type="float" office:value="20000" calcext:value-type="float">
            <text:p>20000.00</text:p>
          </table:table-cell>
          <table:table-cell office:value-type="float" office:value="24000" calcext:value-type="float">
            <text:p>24000.00</text:p>
          </table:table-cell>
          <table:table-cell office:value-type="float" office:value="19000" calcext:value-type="float">
            <text:p>19000.00</text:p>
          </table:table-cell>
          <table:table-cell table:style-name="ce7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Total Claim Amt</text:p>
          </table:table-cell>
          <table:table-cell table:style-name="ce5" office:value-type="float" office:value="2" calcext:value-type="float" table:number-columns-spanned="1" table:number-rows-spanned="2">
            <text:p>2.00</text:p>
          </table:table-cell>
          <table:table-cell office:value-type="float" office:value="20000" calcext:value-type="float">
            <text:p>20000.00</text:p>
          </table:table-cell>
          <table:table-cell office:value-type="float" office:value="25000" calcext:value-type="float">
            <text:p>25000.00</text:p>
          </table:table-cell>
          <table:table-cell office:value-type="float" office:value="18000" calcext:value-type="float">
            <text:p>18000.00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X Sigma Sigma</text:p>
          </table:table-cell>
          <table:table-cell office:value-type="string" calcext:value-type="string">
            <text:p>s hat squared </text:p>
          </table:table-cell>
          <table:table-cell table:number-columns-repeated="8"/>
          <table:table-cell office:value-type="string" calcext:value-type="string">
            <text:p># in group</text:p>
          </table:table-cell>
          <table:covered-table-cell/>
          <table:table-cell office:value-type="float" office:value="100" calcext:value-type="float">
            <text:p>100.00</text:p>
          </table:table-cell>
          <table:table-cell office:value-type="float" office:value="120" calcext:value-type="float">
            <text:p>120.00</text:p>
          </table:table-cell>
          <table:table-cell office:value-type="float" office:value="115" calcext:value-type="float">
            <text:p>115.00</text:p>
          </table:table-cell>
          <table:table-cell office:value-type="float" office:value="95" calcext:value-type="float">
            <text:p>95.00</text:p>
          </table:table-cell>
          <table:table-cell table:formula="of:=SUM([.Q7:.S7])" office:value-type="float" office:value="335" calcext:value-type="float">
            <text:p>335.00</text:p>
          </table:table-cell>
          <table:table-cell table:number-columns-repeated="2"/>
          <table:table-cell office:value-type="string" calcext:value-type="string">
            <text:p># in group</text:p>
          </table:table-cell>
          <table:covered-table-cell/>
          <table:table-cell office:value-type="float" office:value="100" calcext:value-type="float">
            <text:p>100.00</text:p>
          </table:table-cell>
          <table:table-cell office:value-type="float" office:value="125" calcext:value-type="float">
            <text:p>125.00</text:p>
          </table:table-cell>
          <table:table-cell office:value-type="float" office:value="120" calcext:value-type="float">
            <text:p>120.00</text:p>
          </table:table-cell>
          <table:table-cell office:value-type="float" office:value="90" calcext:value-type="float">
            <text:p>90.00</text:p>
          </table:table-cell>
          <table:table-cell table:formula="of:=SUM([.Z7:.AB7])" office:value-type="float" office:value="345" calcext:value-type="float">
            <text:p>345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B4:.D5])" office:value-type="float" office:value="10" calcext:value-type="float">
            <text:p>10</text:p>
          </table:table-cell>
          <table:table-cell table:formula="of:=AVERAGE([.F4:.F5]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 Sigma Sigma</text:p>
          </table:table-cell>
          <table:table-cell office:value-type="string" calcext:value-type="string">
            <text:p>s hat squared </text:p>
          </table:table-cell>
          <table:table-cell table:number-columns-repeated="20"/>
        </table:table-row>
        <table:table-row table:style-name="ro1">
          <table:table-cell table:number-columns-repeated="9"/>
          <table:table-cell table:style-name="ce3"/>
          <table:table-cell/>
          <table:table-cell table:formula="of:=AVERAGE([.I4:.K6])" office:value-type="float" office:value="700" calcext:value-type="float">
            <text:p>700</text:p>
          </table:table-cell>
          <table:table-cell table:formula="of:=AVERAGE([.M4:.M6])" office:value-type="float" office:value="6875" calcext:value-type="float">
            <text:p>6875</text:p>
          </table:table-cell>
          <table:table-cell table:number-columns-repeated="2"/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Y3</text:p>
          </table:table-cell>
          <table:table-cell table:style-name="ce4"/>
          <table:table-cell table:style-name="ce4" office:value-type="string" calcext:value-type="string">
            <text:p><text:s/>X j Sigma</text:p>
          </table:table-cell>
          <table:table-cell office:value-type="string" calcext:value-type="string">
            <text:p>s j squared</text:p>
          </table:table-cell>
          <table:table-cell table:style-name="ce4"/>
          <table:table-cell/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Y3</text:p>
          </table:table-cell>
          <table:table-cell table:style-name="ce4"/>
          <table:table-cell table:style-name="ce4" office:value-type="string" calcext:value-type="string">
            <text:p><text:s/>X j Sigma</text:p>
          </table:table-cell>
          <table:table-cell office:value-type="string" calcext:value-type="string">
            <text:p>s j squared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style-name="ce2" table:formula="of:=MAX(STDEV([.E4:.E5])^2-[.F8]/3;0)" office:value-type="float" office:value="6.33333333333334" calcext:value-type="float">
            <text:p>6.33</text:p>
          </table:table-cell>
          <table:table-cell table:number-columns-repeated="5"/>
          <table:table-cell office:value-type="string" calcext:value-type="string">
            <text:p>aB</text:p>
          </table:table-cell>
          <table:table-cell table:style-name="ce3" table:formula="of:=MAX(STDEV([.L4:.L6])^2-[.M9]/3;0)" office:value-type="float" office:value="7708.33333333333" calcext:value-type="float">
            <text:p>7708.3</text:p>
          </table:table-cell>
          <table:table-cell table:number-columns-repeated="6"/>
          <table:table-cell table:style-name="ce6" office:value-type="string" calcext:value-type="string">
            <text:p>X_1</text:p>
          </table:table-cell>
          <table:table-cell table:formula="of:=[.Q4]/[.Q5]" office:value-type="float" office:value="200" calcext:value-type="float">
            <text:p>200.00</text:p>
          </table:table-cell>
          <table:table-cell table:formula="of:=[.R4]/[.R5]" office:value-type="float" office:value="220" calcext:value-type="float">
            <text:p>220.00</text:p>
          </table:table-cell>
          <table:table-cell table:formula="of:=[.S4]/[.S5]" office:value-type="float" office:value="214.285714285714" calcext:value-type="float">
            <text:p>214.29</text:p>
          </table:table-cell>
          <table:table-cell table:style-name="ce7"/>
          <table:table-cell table:formula="of:=([.Q10]*[.Q5]+[.R10]*[.R5]+[.S10]*[.S5])/[.U5]" office:value-type="float" office:value="212.5" calcext:value-type="float">
            <text:p>212.50</text:p>
          </table:table-cell>
          <table:table-cell table:formula="of:=([.Q5]*([.Q10]-[.U10])^2 + [.R5]*([.R10]-[.U10])^2 + [.S5]*([.S10]-[.U10])^2)/2" office:value-type="float" office:value="4642.85714285714" calcext:value-type="float">
            <text:p>4642.86</text:p>
          </table:table-cell>
          <table:table-cell table:number-columns-repeated="2"/>
          <table:table-cell table:style-name="ce6" office:value-type="string" calcext:value-type="string">
            <text:p>X_1</text:p>
          </table:table-cell>
          <table:table-cell table:formula="of:=[.Z4]/[.Z5]" office:value-type="float" office:value="120" calcext:value-type="float">
            <text:p>120.00</text:p>
          </table:table-cell>
          <table:table-cell table:formula="of:=[.AA4]/[.AA5]" office:value-type="float" office:value="125" calcext:value-type="float">
            <text:p>125.00</text:p>
          </table:table-cell>
          <table:table-cell table:formula="of:=[.AB4]/[.AB5]" office:value-type="float" office:value="120" calcext:value-type="float">
            <text:p>120.00</text:p>
          </table:table-cell>
          <table:table-cell table:style-name="ce7"/>
          <table:table-cell table:formula="of:=([.Z10]*[.Z5]+[.AA10]*[.AA5]+[.AB10]*[.AB5])/[.AD5]" office:value-type="float" office:value="121.739130434783" calcext:value-type="float">
            <text:p>121.74</text:p>
          </table:table-cell>
          <table:table-cell table:formula="of:=([.Z5]*([.Z10]-[.AD10])^2 + [.AA5]*([.AA10]-[.AD10])^2 + [.AB5]*([.AB10]-[.AD10])^2)/2" office:value-type="float" office:value="652.173913043478" calcext:value-type="float">
            <text:p>652.17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6"/>
          <table:table-cell table:style-name="ce3"/>
          <table:table-cell table:number-columns-repeated="6"/>
          <table:table-cell table:style-name="ce4" office:value-type="string" calcext:value-type="string">
            <text:p>X_2</text:p>
          </table:table-cell>
          <table:table-cell table:formula="of:=[.Q6]/[.Q7]" office:value-type="float" office:value="200" calcext:value-type="float">
            <text:p>200.00</text:p>
          </table:table-cell>
          <table:table-cell table:formula="of:=[.R6]/[.R7]" office:value-type="float" office:value="200" calcext:value-type="float">
            <text:p>200.00</text:p>
          </table:table-cell>
          <table:table-cell table:formula="of:=[.S6]/[.S7]" office:value-type="float" office:value="165.217391304348" calcext:value-type="float">
            <text:p>165.22</text:p>
          </table:table-cell>
          <table:table-cell/>
          <table:table-cell table:formula="of:=([.Q11]*[.Q7]+[.R11]*[.R7]+[.S11]*[.S7])/[.U7]" office:value-type="float" office:value="188.059701492537" calcext:value-type="float">
            <text:p>188.06</text:p>
          </table:table-cell>
          <table:table-cell table:formula="of:=( [.Q7]*([.Q11]-[.U11])^2 + [.R7]*([.R11]-[.U11])^2 + [.S7]*([.S11]-[.U11])^2 )/2" office:value-type="float" office:value="45684.620376379" calcext:value-type="float">
            <text:p>45684.62</text:p>
          </table:table-cell>
          <table:table-cell table:number-columns-repeated="2"/>
          <table:table-cell table:style-name="ce4" office:value-type="string" calcext:value-type="string">
            <text:p>X_2</text:p>
          </table:table-cell>
          <table:table-cell table:formula="of:=[.Z6]/[.Z7]" office:value-type="float" office:value="200" calcext:value-type="float">
            <text:p>200.00</text:p>
          </table:table-cell>
          <table:table-cell table:formula="of:=[.AA6]/[.AA7]" office:value-type="float" office:value="200" calcext:value-type="float">
            <text:p>200.00</text:p>
          </table:table-cell>
          <table:table-cell table:formula="of:=[.AB6]/[.AB7]" office:value-type="float" office:value="150" calcext:value-type="float">
            <text:p>150.00</text:p>
          </table:table-cell>
          <table:table-cell/>
          <table:table-cell table:formula="of:=([.Z11]*[.Z7]+[.AA11]*[.AA7]+[.AB11]*[.AB7])/[.AD7]" office:value-type="float" office:value="182.608695652174" calcext:value-type="float">
            <text:p>182.61</text:p>
          </table:table-cell>
          <table:table-cell table:formula="of:=([.Z7]*([.Z11]-[.AD11])^2 + [.AA7]*([.AA11]-[.AD11])^2 + [.AB7]*([.AB11]-[.AD11])^2)/2" office:value-type="float" office:value="97826.0869565217" calcext:value-type="float">
            <text:p>97826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style-name="ce2" table:formula="of:=[.F8]/[.B10]" office:value-type="float" office:value="0.789473684210526" calcext:value-type="float">
            <text:p>0.79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style-name="ce3" table:formula="of:=[.M9]/[.I10]" office:value-type="float" office:value="0.891891891891892" calcext:value-type="float">
            <text:p>0.9</text:p>
          </table:table-cell>
          <table:table-cell table:number-columns-repeated="15"/>
          <table:table-cell table:style-name="ce5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6"/>
          <table:table-cell table:style-name="ce3"/>
          <table:table-cell table:number-columns-repeated="11"/>
          <table:table-cell office:value-type="string" calcext:value-type="string">
            <text:p>X Sigma Sigma</text:p>
          </table:table-cell>
          <table:table-cell office:value-type="string" calcext:value-type="string">
            <text:p>s hat squared</text:p>
          </table:table-cell>
          <table:table-cell table:number-columns-repeated="7"/>
          <table:table-cell office:value-type="string" calcext:value-type="string">
            <text:p>X Sigma Sigma</text:p>
          </table:table-cell>
          <table:table-cell office:value-type="string" calcext:value-type="string">
            <text:p>s hat squ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style-name="ce2" table:formula="of:=COUNTA([.B4:.D4])/(  COUNTA([.B4:.D4]) + [.B12] )" office:value-type="float" office:value="0.791666666666667" calcext:value-type="float">
            <text:p>0.79</text:p>
          </table:table-cell>
          <table:table-cell table:number-columns-repeated="5"/>
          <table:table-cell office:value-type="string" calcext:value-type="string">
            <text:p>z</text:p>
          </table:table-cell>
          <table:table-cell table:style-name="ce3" table:formula="of:=COUNTA([.J4:.L4])/(  COUNTA([.J4:.L4]) + [.I12] )" office:value-type="float" office:value="0.770833333333333" calcext:value-type="float">
            <text:p>0.8</text:p>
          </table:table-cell>
          <table:table-cell table:number-columns-repeated="11"/>
          <table:table-cell table:formula="of:=SUM([.Q4:.S4];[.Q6:.S6])/SUM([.Q5:.S5];[.Q7:.S7])" office:value-type="float" office:value="195.959595959596" calcext:value-type="float">
            <text:p>195.96</text:p>
          </table:table-cell>
          <table:table-cell table:formula="of:=AVERAGE([.V10:.V11])" office:value-type="float" office:value="25163.7387596181" calcext:value-type="float">
            <text:p>25163.74</text:p>
          </table:table-cell>
          <table:table-cell table:number-columns-repeated="7"/>
          <table:table-cell table:formula="of:=SUM([.Z4:.AB4];[.Z6:.AB6])/SUM([.Z5:.AB5];[.Z7:.AB7])" office:value-type="float" office:value="158.260869565217" calcext:value-type="float">
            <text:p>158.26</text:p>
          </table:table-cell>
          <table:table-cell table:formula="of:=AVERAGE([.AE10:.AE11])" office:value-type="float" office:value="49239.1304347826" calcext:value-type="float">
            <text:p>49239.13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6"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_A</text:p>
          </table:table-cell>
          <table:table-cell table:style-name="ce2" table:formula="of:=[.B14]*[.E4]+(1-[.B14])*[.E8]" office:value-type="float" office:value="8.41666666666667" calcext:value-type="float">
            <text:p>8.42</text:p>
          </table:table-cell>
          <table:table-cell table:number-columns-repeated="5"/>
          <table:table-cell office:value-type="string" calcext:value-type="string">
            <text:p>P_1</text:p>
          </table:table-cell>
          <table:table-cell table:style-name="ce3" table:formula="of:=[.I14]*[.L4]+(1-[.I14])*[.L$9]" office:value-type="float" office:value="700" calcext:value-type="float">
            <text:p>700.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formula="of:=( SUM([.U5:.U7])/(SUM([.U5:.U7])^2 - [.U5]^2-[.U7]^2) )*( [.U5]*([.U10]-[.U14])^2 + [.U7]*([.U11]-[.U14])^2 - 1*[.V14])" office:value-type="float" office:value="182.469592898937" calcext:value-type="float">
            <text:p>182.47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formula="of:=( SUM([.AD5:.AD7])/(SUM([.AD5:.AD7])^2 - [.AD5]^2-[.AD7]^2) )*( [.AD5]*([.AD10]-[.AD14])^2 + [.AD7]*([.AD11]-[.AD14])^2 - 2*[.AE14])" office:value-type="float" office:value="1495.74669187146" calcext:value-type="float">
            <text:p>1495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_B</text:p>
          </table:table-cell>
          <table:table-cell table:style-name="ce2" table:formula="of:=[.B14]*[.E5]+(1-[.B14])*[.E8]" office:value-type="float" office:value="11.5833333333333" calcext:value-type="float">
            <text:p>11.58</text:p>
          </table:table-cell>
          <table:table-cell table:number-columns-repeated="5"/>
          <table:table-cell office:value-type="string" calcext:value-type="string">
            <text:p>P_2</text:p>
          </table:table-cell>
          <table:table-cell table:style-name="ce3" table:formula="of:=[.I14]*[.L5]+(1-[.I14])*[.L$9]" office:value-type="float" office:value="622.916666666667" calcext:value-type="float">
            <text:p>622.9</text:p>
          </table:table-cell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P_3</text:p>
          </table:table-cell>
          <table:table-cell table:style-name="ce3" table:formula="of:=[.I14]*[.L6]+(1-[.I14])*[.L$9]" office:value-type="float" office:value="777.083333333333" calcext:value-type="float">
            <text:p>777.1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formula="of:=[.V14]/[.Q16]" office:value-type="float" office:value="137.906477237308" calcext:value-type="float">
            <text:p>137.91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formula="of:=[.AE14]/[.Z16]" office:value-type="float" office:value="32.9194312796209" calcext:value-type="float">
            <text:p>32.92</text:p>
          </table:table-cell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z1</text:p>
          </table:table-cell>
          <table:table-cell table:formula="of:=[.U5]/([.U5]+[.Q18])" office:value-type="float" office:value="0.537081306468359" calcext:value-type="float">
            <text:p>0.54</text:p>
          </table:table-cell>
          <table:table-cell table:number-columns-repeated="7"/>
          <table:table-cell office:value-type="string" calcext:value-type="string">
            <text:p>z1</text:p>
          </table:table-cell>
          <table:table-cell table:formula="of:=[.AD5]/([.AD5]+[.Z18])" office:value-type="float" office:value="0.874792703150912" calcext:value-type="float">
            <text:p>0.87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z2</text:p>
          </table:table-cell>
          <table:table-cell table:formula="of:=[.U7]/([.U7]+[.Q18])" office:value-type="float" office:value="0.708385306873043" calcext:value-type="float">
            <text:p>0.71</text:p>
          </table:table-cell>
          <table:table-cell table:number-columns-repeated="7"/>
          <table:table-cell office:value-type="string" calcext:value-type="string">
            <text:p>z2</text:p>
          </table:table-cell>
          <table:table-cell table:formula="of:=[.AD7]/([.AD7]+[.Z18])" office:value-type="float" office:value="0.912892991058552" calcext:value-type="float">
            <text:p>0.91</text:p>
          </table:table-cell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m</text:p>
          </table:table-cell>
          <table:table-cell table:formula="of:=([.Q20]/([.Q20]+[.Q21])*[.U10]+([.Q21]/([.Q20]+[.Q21]))*[.U11])" office:value-type="float" office:value="198.599066668813" calcext:value-type="float">
            <text:p>198.60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formula="of:=([.Z20]/([.Z20]+[.Z21])*[.AD10]+([.Z21]/([.Z20]+[.Z21]))*[.AD11])" office:value-type="float" office:value="152.822558375012" calcext:value-type="float">
            <text:p>152.82</text:p>
          </table:table-cell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P1</text:p>
          </table:table-cell>
          <table:table-cell table:formula="of:=[.T5]*([.Q20]*[.U10]+(1-[.Q20])*[.Q23])" office:value-type="float" office:value="15454.8748577592" calcext:value-type="float">
            <text:p>15454.87</text:p>
          </table:table-cell>
          <table:table-cell table:number-columns-repeated="7"/>
          <table:table-cell office:value-type="string" calcext:value-type="string">
            <text:p>P1</text:p>
          </table:table-cell>
          <table:table-cell table:formula="of:=[.AC5]*([.Z20]*[.AD10]+(1-[.Z20])*[.Z23])" office:value-type="float" office:value="8794.17016967875" calcext:value-type="float">
            <text:p>8794.17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P2</text:p>
          </table:table-cell>
          <table:table-cell table:formula="of:=[.T7]*([.Q21]*[.U11]+(1-[.Q21])*[.Q23])" office:value-type="float" office:value="18157.6478472461" calcext:value-type="float">
            <text:p>18157.65</text:p>
          </table:table-cell>
          <table:table-cell table:number-columns-repeated="7"/>
          <table:table-cell office:value-type="string" calcext:value-type="string">
            <text:p>P2</text:p>
          </table:table-cell>
          <table:table-cell table:formula="of:=[.AC7]*([.Z21]*[.AD11]+(1-[.Z21])*[.Z23])" office:value-type="float" office:value="16201.2702893437" calcext:value-type="float">
            <text:p>16201.27</text:p>
          </table:table-cell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currency-symbol number:language="en" number:country="CA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5" loext:min-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5" loext:min-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loext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loext:min-decimal-places="1" number:min-integer-digits="1" number:grouping="true"/>
      <style:map style:condition="value()&gt;=0" style:apply-style-name="N12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00-00-00</text:date>, <text:time style:data-style-name="N2" text:time-value="12:15:59.501838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2:54:36.376279127</meta:creation-date>
    <dc:date>2021-03-25T21:26:42.130890615</dc:date>
    <meta:editing-duration>PT8H39M37S</meta:editing-duration>
    <meta:editing-cycles>8</meta:editing-cycles>
    <meta:generator>LibreOffice/6.0.7.3$Linux_X86_64 LibreOffice_project/00m0$Build-3</meta:generator>
    <meta:document-statistic meta:table-count="1" meta:cell-count="206" meta:object-count="0"/>
  </office:meta>
</office:document-meta>
</file>